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3"/>
    <style:style style:name="ce2" style:family="table-cell" style:parent-style-name="Default" style:data-style-name="N111"/>
    <style:style style:name="ce3" style:family="table-cell" style:parent-style-name="Default" style:data-style-name="N11"/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Tarih</text:p>
          </table:table-cell>
          <table:table-cell office:value-type="string" calcext:value-type="string">
            <text:p>Tüfe</text:p>
          </table:table-cell>
          <table:table-cell table:style-name="Default" office:value-type="string" calcext:value-type="string">
            <text:p>SnyA</text:p>
          </table:table-cell>
          <table:table-cell table:style-name="Default" office:value-type="string" calcext:value-type="string">
            <text:p>SnyB</text:p>
          </table:table-cell>
          <table:table-cell table:style-name="Default" office:value-type="string" calcext:value-type="string">
            <text:p>SnyCD</text:p>
          </table:table-cell>
          <table:table-cell table:style-name="Default" office:value-type="string" calcext:value-type="string">
            <text:p>SnyE</text:p>
          </table:table-cell>
          <table:table-cell table:style-name="Default" office:value-type="string" calcext:value-type="string">
            <text:p>SnyF</text:p>
          </table:table-cell>
          <table:table-cell table:style-name="Default" office:value-type="string" calcext:value-type="string">
            <text:p>SnyG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00" calcext:value-type="float">
            <text:p>24.000,00</text:p>
          </table:table-cell>
          <table:table-cell table:number-columns-repeated="2" office:value-type="float" office:value="43200" calcext:value-type="float">
            <text:p>43.200,00</text:p>
          </table:table-cell>
          <table:table-cell office:value-type="float" office:value="30000" calcext:value-type="float">
            <text:p>30.000,00</text:p>
          </table:table-cell>
          <table:table-cell office:value-type="float" office:value="48000" calcext:value-type="float">
            <text:p>48.000,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/12" office:value-type="float" office:value="2000" calcext:value-type="float">
            <text:p>2.000,00</text:p>
          </table:table-cell>
          <table:table-cell table:formula="of:=[.D3]/12" office:value-type="float" office:value="3600" calcext:value-type="float">
            <text:p>3.600,00</text:p>
          </table:table-cell>
          <table:table-cell table:formula="of:=[.E3]/12" office:value-type="float" office:value="3600" calcext:value-type="float">
            <text:p>3.600,00</text:p>
          </table:table-cell>
          <table:table-cell table:formula="of:=[.F3]/12" office:value-type="float" office:value="2500" calcext:value-type="float">
            <text:p>2.500,00</text:p>
          </table:table-cell>
          <table:table-cell table:formula="of:=[.G3]/12" office:value-type="float" office:value="4000" calcext:value-type="float">
            <text:p>4.000,00</text:p>
          </table:table-cell>
          <table:table-cell table:formula="of:=[.H3]/12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00" calcext:value-type="float">
            <text:p>3.600,00</text:p>
          </table:table-cell>
          <table:table-cell table:number-columns-repeated="5"/>
        </table:table-row>
        <table:table-row table:style-name="ro1">
          <table:table-cell table:style-name="ce1" office:value-type="date" office:date-value="2021-04-01" calcext:value-type="date">
            <text:p>Nis <text:s/>2021</text:p>
          </table:table-cell>
          <table:table-cell table:style-name="ce3" office:value-type="percentage" office:value="0.0168" calcext:value-type="percentage">
            <text:p>%1,6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date" office:date-value="2022-05-05" calcext:value-type="date">
            <text:p>May <text:s/>2022</text:p>
          </table:table-cell>
          <table:table-cell table:style-name="ce3" office:value-type="percentage" office:value="0.0089" calcext:value-type="percentage">
            <text:p>%0,89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6-01" calcext:value-type="date">
            <text:p>Haz <text:s/>2021</text:p>
          </table:table-cell>
          <table:table-cell table:style-name="ce3" office:value-type="percentage" office:value="0.0194" calcext:value-type="percentage">
            <text:p>%1,94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7-01" calcext:value-type="date">
            <text:p>Tem <text:s/>2021</text:p>
          </table:table-cell>
          <table:table-cell table:style-name="ce3" office:value-type="percentage" office:value="0.018" calcext:value-type="percentage">
            <text:p>%1,80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01" calcext:value-type="date">
            <text:p>Ağu <text:s/>2021</text:p>
          </table:table-cell>
          <table:table-cell table:style-name="ce3" office:value-type="percentage" office:value="0.0112" calcext:value-type="percentage">
            <text:p>%1,12</text:p>
          </table:table-cell>
          <table:table-cell/>
          <table:table-cell table:style-name="ce5" office:value-type="float" office:value="3600" calcext:value-type="float">
            <text:p>3.600,00</text:p>
          </table:table-cell>
          <table:table-cell table:number-columns-repeated="4"/>
          <table:table-cell table:style-name="ce6" table:formula="of:=SUM([.C10:.H10])" office:value-type="currency" office:currency="TRY" office:value="3600" calcext:value-type="currency">
            <text:p>₺3.600,00</text:p>
          </table:table-cell>
        </table:table-row>
        <table:table-row table:style-name="ro1">
          <table:table-cell table:style-name="ce1" office:value-type="date" office:date-value="2021-09-01" calcext:value-type="date">
            <text:p>Eyl <text:s/>2021</text:p>
          </table:table-cell>
          <table:table-cell table:style-name="ce3" office:value-type="percentage" office:value="0.0125" calcext:value-type="percentage">
            <text:p>%1,25</text:p>
          </table:table-cell>
          <table:table-cell table:style-name="ce5" office:value-type="float" office:value="2000" calcext:value-type="float">
            <text:p>2.000,00</text:p>
          </table:table-cell>
          <table:table-cell table:formula="of:=[.D10]+([.D10]*[.B11])" office:value-type="float" office:value="3645" calcext:value-type="float">
            <text:p>3.645,00</text:p>
          </table:table-cell>
          <table:table-cell/>
          <table:table-cell table:style-name="ce5" office:value-type="float" office:value="2500" calcext:value-type="float">
            <text:p>2.500,00</text:p>
          </table:table-cell>
          <table:table-cell table:number-columns-repeated="2"/>
          <table:table-cell table:style-name="ce6" table:formula="of:=SUM([.C11:.H11])" office:value-type="currency" office:currency="TRY" office:value="8145" calcext:value-type="currency">
            <text:p>₺8.145,00</text:p>
          </table:table-cell>
        </table:table-row>
        <table:table-row table:style-name="ro1">
          <table:table-cell table:style-name="ce1" office:value-type="date" office:date-value="2021-10-01" calcext:value-type="date">
            <text:p>Eki <text:s/>2021</text:p>
          </table:table-cell>
          <table:table-cell table:style-name="ce3" office:value-type="percentage" office:value="0.0239" calcext:value-type="percentage">
            <text:p>%2,39</text:p>
          </table:table-cell>
          <table:table-cell table:formula="of:=[.C11]+([.C11]*[.B12])" office:value-type="float" office:value="2047.8" calcext:value-type="float">
            <text:p>2.047,80</text:p>
          </table:table-cell>
          <table:table-cell table:formula="of:=[.D11]+([.D11]*[.B12])" office:value-type="float" office:value="3732.1155" calcext:value-type="float">
            <text:p>3.732,12</text:p>
          </table:table-cell>
          <table:table-cell/>
          <table:table-cell table:formula="of:=[.F11]+([.F11]*[.B12])" office:value-type="float" office:value="2559.75" calcext:value-type="float">
            <text:p>2.559,75</text:p>
          </table:table-cell>
          <table:table-cell table:number-columns-repeated="2"/>
          <table:table-cell table:style-name="ce6" table:formula="of:=SUM([.C12:.H12])" office:value-type="currency" office:currency="TRY" office:value="8339.6655" calcext:value-type="currency">
            <text:p>₺8.339,67</text:p>
          </table:table-cell>
        </table:table-row>
        <table:table-row table:style-name="ro1">
          <table:table-cell table:style-name="ce1" office:value-type="date" office:date-value="2021-11-01" calcext:value-type="date">
            <text:p>Kas <text:s/>2021</text:p>
          </table:table-cell>
          <table:table-cell table:style-name="ce3" office:value-type="percentage" office:value="0.0351" calcext:value-type="percentage">
            <text:p>%3,51</text:p>
          </table:table-cell>
          <table:table-cell table:formula="of:=[.C12]+([.C12]*[.B13])" office:value-type="float" office:value="2119.67778" calcext:value-type="float">
            <text:p>2.119,68</text:p>
          </table:table-cell>
          <table:table-cell table:formula="of:=[.D12]+([.D12]*[.B13])" office:value-type="float" office:value="3863.11275405" calcext:value-type="float">
            <text:p>3.863,11</text:p>
          </table:table-cell>
          <table:table-cell table:style-name="ce5" office:value-type="float" office:value="3600" calcext:value-type="float">
            <text:p>3.600,00</text:p>
          </table:table-cell>
          <table:table-cell table:formula="of:=[.F12]+([.F12]*[.B13])" office:value-type="float" office:value="2649.597225" calcext:value-type="float">
            <text:p>2.649,60</text:p>
          </table:table-cell>
          <table:table-cell table:number-columns-repeated="2"/>
          <table:table-cell table:style-name="ce6" table:formula="of:=SUM([.C13:.H13])" office:value-type="currency" office:currency="TRY" office:value="12232.38775905" calcext:value-type="currency">
            <text:p>₺12.232,39</text:p>
          </table:table-cell>
        </table:table-row>
        <table:table-row table:style-name="ro1">
          <table:table-cell table:style-name="ce1" office:value-type="date" office:date-value="2021-12-01" calcext:value-type="date">
            <text:p>Ara <text:s/>2021</text:p>
          </table:table-cell>
          <table:table-cell table:style-name="ce3" office:value-type="percentage" office:value="0.1358" calcext:value-type="percentage">
            <text:p>%13,58</text:p>
          </table:table-cell>
          <table:table-cell table:formula="of:=[.C13]+([.C13]*[.B14])" office:value-type="float" office:value="2407.530022524" calcext:value-type="float">
            <text:p>2.407,53</text:p>
          </table:table-cell>
          <table:table-cell table:formula="of:=[.D13]+([.D13]*[.B14])" office:value-type="float" office:value="4387.72346604999" calcext:value-type="float">
            <text:p>4.387,72</text:p>
          </table:table-cell>
          <table:table-cell table:formula="of:=[.E13]+([.E13]*[.B14])" office:value-type="float" office:value="4088.88" calcext:value-type="float">
            <text:p>4.088,88</text:p>
          </table:table-cell>
          <table:table-cell table:formula="of:=[.F13]+([.F13]*[.B14])" office:value-type="float" office:value="3009.412528155" calcext:value-type="float">
            <text:p>3.009,41</text:p>
          </table:table-cell>
          <table:table-cell table:number-columns-repeated="2"/>
          <table:table-cell table:style-name="ce6" table:formula="of:=SUM([.C14:.H14])" office:value-type="currency" office:currency="TRY" office:value="13893.546016729" calcext:value-type="currency">
            <text:p>₺13.893,55</text:p>
          </table:table-cell>
        </table:table-row>
        <table:table-row table:style-name="ro1">
          <table:table-cell table:style-name="ce1" office:value-type="date" office:date-value="2022-01-01" calcext:value-type="date">
            <text:p>Oca <text:s/>2022</text:p>
          </table:table-cell>
          <table:table-cell table:style-name="ce3" office:value-type="percentage" office:value="0.111" calcext:value-type="percentage">
            <text:p>%11,10</text:p>
          </table:table-cell>
          <table:table-cell table:formula="of:=[.C14]+([.C14]*[.B15])" office:value-type="float" office:value="2674.76585502416" calcext:value-type="float">
            <text:p>2.674,77</text:p>
          </table:table-cell>
          <table:table-cell table:formula="of:=[.D14]+([.D14]*[.B15])" office:value-type="float" office:value="4874.76077078154" calcext:value-type="float">
            <text:p>4.874,76</text:p>
          </table:table-cell>
          <table:table-cell table:formula="of:=[.E14]+([.E14]*[.B15])" office:value-type="float" office:value="4542.74568" calcext:value-type="float">
            <text:p>4.542,75</text:p>
          </table:table-cell>
          <table:table-cell table:formula="of:=[.F14]+([.F14]*[.B15])" office:value-type="float" office:value="3343.45731878021" calcext:value-type="float">
            <text:p>3.343,46</text:p>
          </table:table-cell>
          <table:table-cell table:number-columns-repeated="2"/>
          <table:table-cell table:style-name="ce6" table:formula="of:=SUM([.C15:.H15])" office:value-type="currency" office:currency="TRY" office:value="15435.7296245859" calcext:value-type="currency">
            <text:p>₺15.435,73</text:p>
          </table:table-cell>
        </table:table-row>
        <table:table-row table:style-name="ro1">
          <table:table-cell table:style-name="ce1" office:value-type="date" office:date-value="2022-02-01" calcext:value-type="date">
            <text:p>Şub <text:s/>2022</text:p>
          </table:table-cell>
          <table:table-cell table:style-name="ce3" office:value-type="percentage" office:value="0.0481" calcext:value-type="percentage">
            <text:p>%4,81</text:p>
          </table:table-cell>
          <table:table-cell table:formula="of:=[.C15]+([.C15]*[.B16])" office:value-type="float" office:value="2803.42209265083" calcext:value-type="float">
            <text:p>2.803,42</text:p>
          </table:table-cell>
          <table:table-cell table:formula="of:=[.D15]+([.D15]*[.B16])" office:value-type="float" office:value="5109.23676385613" calcext:value-type="float">
            <text:p>5.109,24</text:p>
          </table:table-cell>
          <table:table-cell table:formula="of:=[.E15]+([.E15]*[.B16])" office:value-type="float" office:value="4761.251747208" calcext:value-type="float">
            <text:p>4.761,25</text:p>
          </table:table-cell>
          <table:table-cell table:formula="of:=[.F15]+([.F15]*[.B16])" office:value-type="float" office:value="3504.27761581353" calcext:value-type="float">
            <text:p>3.504,28</text:p>
          </table:table-cell>
          <table:table-cell table:number-columns-repeated="2"/>
          <table:table-cell table:style-name="ce6" table:formula="of:=SUM([.C16:.H16])" office:value-type="currency" office:currency="TRY" office:value="16178.1882195285" calcext:value-type="currency">
            <text:p>₺16.178,19</text:p>
          </table:table-cell>
        </table:table-row>
        <table:table-row table:style-name="ro1">
          <table:table-cell table:style-name="ce1" office:value-type="date" office:date-value="2022-03-01" calcext:value-type="date">
            <text:p>Mar <text:s/>2022</text:p>
          </table:table-cell>
          <table:table-cell table:style-name="ce3" office:value-type="percentage" office:value="0.0546" calcext:value-type="percentage">
            <text:p>%5,46</text:p>
          </table:table-cell>
          <table:table-cell table:formula="of:=[.C16]+([.C16]*[.B17])" office:value-type="float" office:value="2956.48893890956" calcext:value-type="float">
            <text:p>2.956,49</text:p>
          </table:table-cell>
          <table:table-cell table:formula="of:=[.D16]+([.D16]*[.B17])" office:value-type="float" office:value="5388.20109116268" calcext:value-type="float">
            <text:p>5.388,20</text:p>
          </table:table-cell>
          <table:table-cell table:formula="of:=[.E16]+([.E16]*[.B17])" office:value-type="float" office:value="5021.21609260556" calcext:value-type="float">
            <text:p>5.021,22</text:p>
          </table:table-cell>
          <table:table-cell table:formula="of:=[.F16]+([.F16]*[.B17])" office:value-type="float" office:value="3695.61117363695" calcext:value-type="float">
            <text:p>3.695,61</text:p>
          </table:table-cell>
          <table:table-cell table:style-name="ce5" office:value-type="float" office:value="4000" calcext:value-type="float">
            <text:p>4.000,00</text:p>
          </table:table-cell>
          <table:table-cell/>
          <table:table-cell table:style-name="ce6" table:formula="of:=SUM([.C17:.H17])" office:value-type="currency" office:currency="TRY" office:value="21061.5172963147" calcext:value-type="currency">
            <text:p>₺21.061,52</text:p>
          </table:table-cell>
        </table:table-row>
        <table:table-row table:style-name="ro1">
          <table:table-cell table:style-name="ce1" office:value-type="date" office:date-value="2022-04-01" calcext:value-type="date">
            <text:p>Nis <text:s/>2022</text:p>
          </table:table-cell>
          <table:table-cell table:style-name="ce3" office:value-type="percentage" office:value="0.0725" calcext:value-type="percentage">
            <text:p>%7,25</text:p>
          </table:table-cell>
          <table:table-cell table:formula="of:=[.C17]+([.C17]*[.B18])" office:value-type="float" office:value="3170.8343869805" calcext:value-type="float">
            <text:p>3.170,83</text:p>
          </table:table-cell>
          <table:table-cell table:formula="of:=[.D17]+([.D17]*[.B18])" office:value-type="float" office:value="5778.84567027197" calcext:value-type="float">
            <text:p>5.778,85</text:p>
          </table:table-cell>
          <table:table-cell table:formula="of:=[.E17]+([.E17]*[.B18])" office:value-type="float" office:value="5385.25425931946" calcext:value-type="float">
            <text:p>5.385,25</text:p>
          </table:table-cell>
          <table:table-cell table:formula="of:=[.F17]+([.F17]*[.B18])" office:value-type="float" office:value="3963.54298372563" calcext:value-type="float">
            <text:p>3.963,54</text:p>
          </table:table-cell>
          <table:table-cell table:formula="of:=[.G17]+([.G17]*[.B18])" office:value-type="float" office:value="4290" calcext:value-type="float">
            <text:p>4.290,00</text:p>
          </table:table-cell>
          <table:table-cell/>
          <table:table-cell table:style-name="ce6" table:formula="of:=SUM([.C18:.H18])" office:value-type="currency" office:currency="TRY" office:value="22588.4773002976" calcext:value-type="currency">
            <text:p>₺22.588,48</text:p>
          </table:table-cell>
        </table:table-row>
        <table:table-row table:style-name="ro1">
          <table:table-cell table:style-name="ce1" office:value-type="date" office:date-value="2022-05-01" calcext:value-type="date">
            <text:p>May <text:s/>2022</text:p>
          </table:table-cell>
          <table:table-cell table:style-name="ce3" office:value-type="percentage" office:value="0.0298" calcext:value-type="percentage">
            <text:p>%2,98</text:p>
          </table:table-cell>
          <table:table-cell table:formula="of:=[.C18]+([.C18]*[.B19])" office:value-type="float" office:value="3265.32525171252" calcext:value-type="float">
            <text:p>3.265,33</text:p>
          </table:table-cell>
          <table:table-cell table:formula="of:=[.D18]+([.D18]*[.B19])" office:value-type="float" office:value="5951.05527124607" calcext:value-type="float">
            <text:p>5.951,06</text:p>
          </table:table-cell>
          <table:table-cell table:formula="of:=[.E18]+([.E18]*[.B19])" office:value-type="float" office:value="5545.73483624718" calcext:value-type="float">
            <text:p>5.545,73</text:p>
          </table:table-cell>
          <table:table-cell table:formula="of:=[.F18]+([.F18]*[.B19])" office:value-type="float" office:value="4081.65656464066" calcext:value-type="float">
            <text:p>4.081,66</text:p>
          </table:table-cell>
          <table:table-cell table:formula="of:=[.G18]+([.G18]*[.B19])" office:value-type="float" office:value="4417.842" calcext:value-type="float">
            <text:p>4.417,84</text:p>
          </table:table-cell>
          <table:table-cell/>
          <table:table-cell table:style-name="ce6" table:formula="of:=SUM([.C19:.H19])" office:value-type="currency" office:currency="TRY" office:value="23261.6139238464" calcext:value-type="currency">
            <text:p>₺23.261,61</text:p>
          </table:table-cell>
        </table:table-row>
        <table:table-row table:style-name="ro1">
          <table:table-cell table:style-name="ce1" office:value-type="date" office:date-value="2022-06-01" calcext:value-type="date">
            <text:p>Haz <text:s/>2022</text:p>
          </table:table-cell>
          <table:table-cell table:style-name="ce3" office:value-type="percentage" office:value="0.0298" calcext:value-type="percentage">
            <text:p>%2,98</text:p>
          </table:table-cell>
          <table:table-cell table:formula="of:=[.C19]+([.C19]*[.B20])" office:value-type="float" office:value="3362.63194421356" calcext:value-type="float">
            <text:p>3.362,63</text:p>
          </table:table-cell>
          <table:table-cell table:formula="of:=[.D19]+([.D19]*[.B20])" office:value-type="float" office:value="6128.39671832921" calcext:value-type="float">
            <text:p>6.128,40</text:p>
          </table:table-cell>
          <table:table-cell table:formula="of:=[.E19]+([.E19]*[.B20])" office:value-type="float" office:value="5710.99773436735" calcext:value-type="float">
            <text:p>5.711,00</text:p>
          </table:table-cell>
          <table:table-cell table:formula="of:=[.F19]+([.F19]*[.B20])" office:value-type="float" office:value="4203.28993026695" calcext:value-type="float">
            <text:p>4.203,29</text:p>
          </table:table-cell>
          <table:table-cell table:formula="of:=[.G19]+([.G19]*[.B20])" office:value-type="float" office:value="4549.4936916" calcext:value-type="float">
            <text:p>4.549,49</text:p>
          </table:table-cell>
          <table:table-cell/>
          <table:table-cell table:style-name="ce6" table:formula="of:=SUM([.C20:.H20])" office:value-type="currency" office:currency="TRY" office:value="23954.8100187771" calcext:value-type="currency">
            <text:p>₺23.954,81</text:p>
          </table:table-cell>
        </table:table-row>
        <table:table-row table:style-name="ro1">
          <table:table-cell table:style-name="ce2"/>
          <table:table-cell table:number-columns-repeated="8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month number:style="long"/>
      <number:text> </number:text>
      <number:year number:style="long"/>
    </number:date-style>
    <number:date-style style:name="N113">
      <number:month number:textual="true"/>
      <number:text> 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37:39.470242930</meta:creation-date>
    <dc:date>2022-06-15T15:25:16.569429969</dc:date>
    <meta:editing-duration>PT1M40S</meta:editing-duration>
    <meta:editing-cycles>1</meta:editing-cycles>
    <meta:document-statistic meta:table-count="1" meta:cell-count="104" meta:object-count="0"/>
    <meta:generator>LibreOffice/7.2.7.2$Linux_X86_64 LibreOffice_project/20$Build-2</meta:generator>
  </office:meta>
</office:document-meta>
</file>